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6: Работа с данными и API</text:h>
      <text:h text:style-name="P2" text:outline-level="4">6.1. AJAX и Fetch API</text:h>
      <text:p text:style-name="P1">Изучение технологий для асинхронного обмена данными между клиентом и сервером. Подробное рассмотрение AJAX и Fetch API, их применение для отправки HTTP-запросов и обработки ответов, включая работу с JSON.</text:p>
      <text:h text:style-name="P2" text:outline-level="4">6.2. Работа с RESTful API</text:h>
      <text:p text:style-name="P1">Понимание принципов RESTful API и их использование для взаимодействия с внешними серверами. Освоение методов HTTP запросов (GET, POST, PUT, DELETE) для получения, создания, обновления и удаления данных на удалённом сервере.</text:p>
      <text:h text:style-name="P2" text:outline-level="4">6.3. Основы баз данных для веб-разработчиков</text:h>
      <text:p text:style-name="P1">Обзор основ баз данных, их типов (реляционные, NoSQL), структуры данных, языка запросов SQL. Изучение CRUD операций (Create, Read, Update, Delete) для работы с данными в базах данных.</text:p>
      <text:h text:style-name="P2" text:outline-level="4">6.4. Аутентификация и безопасность API</text:h>
      <text:p text:style-name="P1">Рассмотрение методов аутентификации при работе с API, включая использование токенов авторизации (например, JWT), базовой аутентификации. Подходы к обеспечению безопасности при обмене данными с внешними ресурсами.</text:p>
      <text:h text:style-name="P2" text:outline-level="4">6.5. Практические примеры работы с API</text:h>
      <text:p text:style-name="P1">Использование практических примеров для демонстрации работы с API: от получения данных от сторонних сервисов до создания собственного API и обработки полученных данных.</text:p>
      <text:h text:style-name="P2" text:outline-level="4">6.6. Тестирование API</text:h>
      <text:p text:style-name="P1">Обсуждение методов тестирования API, включая модульное, интеграционное и функциональное тестирование. Использование инструментов для автоматизации тестирования API.</text:p>
      <text:h text:style-name="P2" text:outline-level="4">6.7. Оптимизация запросов и производительность</text:h>
      <text:p text:style-name="P1">Изучение методов оптимизации запросов к API и обработки данных на стороне клиента для улучшения производительности веб-приложений.</text:p>
      <text:h text:style-name="P2" text:outline-level="4">6.8. Сегментация данных и пагинация</text:h>
      <text:p text:style-name="P1">Понимание методов сегментации данных и пагинации для эффективной работы с большим объемом данных при работе с API.</text:p>
      <text:p text:style-name="P1">Эта глава предоставляет углубленное понимание работы с данными и API, включая базы данных, RESTful API, аутентификацию, безопасность, тестирование и оптимизацию. Путем изучения практических примеров и основных концепций, она помогает разработчикам освоить методы работы с данными и API, необходимые для создания мощных и функциональных веб-приложений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2-02T14:21:05.25</dc:date>
    <meta:document-statistic meta:table-count="0" meta:image-count="0" meta:object-count="0" meta:page-count="2" meta:paragraph-count="18" meta:word-count="272" meta:character-count="2048"/>
    <dc:creator>Dima Wide</dc:creator>
    <meta:user-defined meta:name="Info 1"/>
    <meta:user-defined meta:name="Info 2"/>
    <meta:user-defined meta:name="Info 3"/>
    <meta:user-defined meta:name="Info 4"/>
  </office:meta>
</office:document-meta>
</file>